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353cm"/>
      <style:text-properties fo:color="#000000" fo:font-size="12pt" officeooo:paragraph-rsid="000798ab" style:font-size-asian="12pt" style:font-size-complex="12pt"/>
    </style:style>
    <style:style style:name="P2" style:family="paragraph" style:parent-style-name="Standard">
      <style:paragraph-properties style:line-height-at-least="0.353cm"/>
      <style:text-properties fo:color="#000000" fo:font-size="12pt" officeooo:rsid="00099c1f" officeooo:paragraph-rsid="00099c1f" style:font-size-asian="12pt" style:font-size-complex="12pt"/>
    </style:style>
    <style:style style:name="P3" style:family="paragraph" style:parent-style-name="Standard">
      <style:paragraph-properties style:line-height-at-least="0.353cm"/>
      <style:text-properties fo:font-size="12pt" officeooo:paragraph-rsid="000798ab" style:font-size-asian="12pt" style:font-size-complex="12pt"/>
    </style:style>
    <style:style style:name="P4" style:family="paragraph" style:parent-style-name="Standard">
      <style:paragraph-properties style:line-height-at-least="0.353cm"/>
      <style:text-properties fo:color="#ce181e" fo:font-size="12pt" officeooo:paragraph-rsid="000798ab" style:font-size-asian="12pt" style:font-size-complex="12pt"/>
    </style:style>
    <style:style style:name="P5" style:family="paragraph" style:parent-style-name="Standard">
      <style:paragraph-properties fo:margin-left="0cm" fo:margin-right="0cm" style:line-height-at-least="0.353cm" fo:text-indent="1.251cm" style:auto-text-indent="false"/>
      <style:text-properties officeooo:paragraph-rsid="000798ab"/>
    </style:style>
    <style:style style:name="P6" style:family="paragraph" style:parent-style-name="Standard">
      <style:paragraph-properties fo:margin-left="0cm" fo:margin-right="0cm" style:line-height-at-least="0.353cm" fo:text-indent="1.251cm" style:auto-text-indent="false"/>
      <style:text-properties fo:color="#000000" fo:font-size="12pt" officeooo:paragraph-rsid="000798ab" style:font-size-asian="12pt" style:font-size-complex="12pt"/>
    </style:style>
    <style:style style:name="T1" style:family="text">
      <style:text-properties fo:color="#000000" fo:font-size="12pt" style:font-size-asian="12pt" style:font-size-complex="12pt"/>
    </style:style>
    <style:style style:name="T2" style:family="text">
      <style:text-properties fo:color="#333333" fo:font-size="12pt" fo:background-color="#ffffff" loext:char-shading-value="0" style:font-size-asian="12pt" style:font-name-complex="Arial1" style:font-size-complex="12pt"/>
    </style:style>
    <style:style style:name="T3" style:family="text">
      <style:text-properties officeooo:rsid="000aa5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text:span text:style-name="T1">Actuellement, le logiciel sur lequel je travaille en entreprise s’appelle Véhiparc et c’est un logiciel de gestion de flotte de véhicules. </text:span><text:span text:style-name="T2">Cet outil permet à une entreprise de gérer les cartes carburant, de connaître le coût des dépenses (réparation, entretien, …) en fonction de différents paramètres (par véhicule, par périmètre, …) ou encore de pouvoir suivre sa fiscalité.</text:span></text:p>
      <text:p text:style-name="P1"><text:tab/></text:p>
      <text:p text:style-name="P6"><text:span text:style-name="T3">Le</text:span> client souhaite <text:span text:style-name="T3">maintenant </text:span>avoir un suivi des alertes et un résumé mensuel, <text:s/>concernant chaque utilisateur qui le souhaite (sauf dans certains cas où cette fonction sera imposée) et de pouvoir le recevoir par e-mail. Cette application est donc un ajout de fonctionnalité au logiciel déjà existant.</text:p>
      <text:p text:style-name="P1"/>
      <text:p text:style-name="P6"><text:s/>Ainsi, pour mon chef d’œuvre et en réponse à cette demande, j’ai développé ce système d’alerte concernant le périmètre du client abonné. Par exemple, si un véhicule diesel fait un plein de super (les données provenant de la carte carburant associée), une alerte sera activée sur le site, mais aussi comptabilisé pour le mail mensuel.</text:p>
      <text:p text:style-name="P1"/>
      <text:p text:style-name="P1"><text:tab/>Ce mail contient donc un résumé des alertes du mois (divisées en 9 catégories), ainsi qu’un lien pointant vers Véhiparc, directement sur les catégories concernées et qui sont bien sûr beaucoup plus détaillées (précisions sur le véhicule, lieu, conducteur, …). L’utilisateur abonné est donc au courant des différents problèmes existants sur son périmètre, au minimum 1 fois par mois (e-mail) ou quand il le souhaite (tableau des alertes).</text:p>
      <text:p text:style-name="P4"/>
      <text:p text:style-name="P4"><text:tab/>Pour commencer, j’ai conçu un système afin de permettre à l’utilisateur de faire une demande d’abonnement (variant selon son compte). Puis j’ai créé les différents champs dans la base de données, les requêtes pour extraire les données, les routes front-back et deux autres interfaces graphiques, permettant d’accéder aux détails des alertes, les véhicules concernés, etc. Et tout ceci doit respecter la charte graphique du site et être responsive.</text:p>
      <text:p text:style-name="P1"/>
      <text:p text:style-name="P2">Moins détaillé et servant de transition pour justifier les technos</text:p>
      <text:p text:style-name="P2"/>
      <text:p text:style-name="P1"><text:tab/>Pour créer tout ceci, j’ai utilisé du HTML, du CSS et le langage JavaScript. Il y a aussi <text:s/>plusieurs frameworks associées, les principaux étant AngularJS et Bootstrap.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4:21.188000000</meta:creation-date>
    <dc:date>2018-05-14T18:21:17.617000000</dc:date>
    <meta:editing-duration>PT7H15M</meta:editing-duration>
    <meta:editing-cycles>4</meta:editing-cycles>
    <meta:generator>LibreOffice/6.0.3.2$Windows_X86_64 LibreOffice_project/8f48d515416608e3a835360314dac7e47fd0b821</meta:generator>
    <meta:document-statistic meta:table-count="0" meta:image-count="0" meta:object-count="0" meta:page-count="1" meta:paragraph-count="8" meta:word-count="333" meta:character-count="2132" meta:non-whitespace-character-count="1798"/>
  </office:meta>
</office:document-meta>
</file>